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round" draw:fill="none"/>
    </style:style>
    <style:style style:name="gr2" style:family="graphic" style:parent-style-name="standard">
      <style:graphic-properties draw:stroke="none" svg:stroke-width="0.035cm" draw:stroke-linejoin="round" draw:fill="solid" draw:fill-color="#000000"/>
    </style:style>
    <style:style style:name="gr3" style:family="graphic" style:parent-style-name="standard">
      <style:graphic-properties draw:stroke="solid" svg:stroke-width="0.125cm" svg:stroke-color="#000000" draw:stroke-linejoin="miter" draw:fill="none" fo:padding-top="0.187cm" fo:padding-bottom="0.187cm" fo:padding-left="0.312cm" fo:padding-right="0.312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32.878cm" svg:height="30.948cm" svg:x="0cm" svg:y="0.9cm" svg:viewBox="0 0 32879 30949" draw:points="16439,30949 0,30949 0,0 32879,0 32879,30949">
          <text:p/>
        </draw:polygon>
        <draw:path draw:style-name="gr2" draw:text-style-name="P2" draw:layer="layout" svg:width="32.501cm" svg:height="30.804cm" svg:x="0.185cm" svg:y="0.977cm" svg:viewBox="0 0 32502 30805" svg:d="M16252 0l-16252 12190h4644v13933h-1858v1895h-2786v2787h32502v-2787h-2787v-1895h-1856v-13933h4643zM16252 1161l13465 10100h-26931zM16252 2230l-11376 8251h22748zM16252 3378l8512 6175h-17025zM5573 12190h1857v13933h-1857zM8359 12190h2785v4627c95-224 187-408 308-618 187-326 374-586 621-870v-3139h1858v1751c315-146 592-246 928-333v-1418h2786v1428c336 87 614 187 929 335v-1763h1857v3175c236 274 414 525 595 839 134 231 233 435 334 683v-4697h2786v13933h-2786v-5102c-103 254-204 462-340 698-180 311-355 560-589 832v3572h-1857v-2166c-315 147-593 248-929 338v1828h-2786v-1824c-336-86-612-185-928-330v2154h-1858v-3548c-245-281-430-540-616-864-124-215-216-401-313-628v5040h-2785zM25075 12190h1858v13933h-1858zM3716 27052h20430 4643v928h-25073zM930 28947h30644v929h-30644z">
          <text:p/>
        </draw:path>
        <draw:polygon draw:style-name="gr3" draw:text-style-name="P1" draw:layer="layout" svg:width="32.501cm" svg:height="30.804cm" svg:x="0.189cm" svg:y="0.98cm" svg:viewBox="0 0 32502 30805" draw:points="16252,0 0,12190 4644,12190 4644,26123 2786,26123 2786,28018 0,28018 0,30805 32502,30805 32502,28018 29715,28018 29715,26123 27859,26123 27859,12190 32502,12190">
          <text:p/>
        </draw:polygon>
        <draw:polygon draw:style-name="gr3" draw:text-style-name="P1" draw:layer="layout" svg:width="26.93cm" svg:height="10.1cm" svg:x="2.971cm" svg:y="2.138cm" svg:viewBox="0 0 26931 10101" draw:points="13466,0 26931,10101 0,10101">
          <text:p/>
        </draw:polygon>
        <draw:polygon draw:style-name="gr3" draw:text-style-name="P1" draw:layer="layout" svg:width="22.748cm" svg:height="8.251cm" svg:x="5.061cm" svg:y="3.207cm" svg:viewBox="0 0 22749 8252" draw:points="11376,0 0,8252 22749,8252">
          <text:p/>
        </draw:polygon>
        <draw:polygon draw:style-name="gr3" draw:text-style-name="P1" draw:layer="layout" svg:width="17.023cm" svg:height="6.175cm" svg:x="7.925cm" svg:y="4.354cm" svg:viewBox="0 0 17024 6176" draw:points="8512,0 17024,6176 0,6176">
          <text:p/>
        </draw:polygon>
        <draw:polygon draw:style-name="gr3" draw:text-style-name="P1" draw:layer="layout" svg:width="1.857cm" svg:height="13.932cm" svg:x="5.759cm" svg:y="13.165cm" svg:viewBox="0 0 1858 13933" draw:points="0,0 1858,0 1858,13933 0,13933">
          <text:p/>
        </draw:polygon>
        <draw:path draw:style-name="gr3" draw:text-style-name="P1" draw:layer="layout" svg:width="15.786cm" svg:height="13.932cm" svg:x="8.545cm" svg:y="13.165cm" svg:viewBox="0 0 15787 13933" svg:d="M0 0h2785v4627c95-224 186-408 308-618 187-326 373-586 621-870v-3139h1857v1751c315-146 592-246 928-333v-1418h2787v1428c336 87 614 187 929 335v-1763h1857v3175c237 274 414 525 595 839 134 231 233 435 334 683v-4697h2786v13933h-2786v-5101c-102 253-204 461-340 697-180 311-355 560-589 833v3571h-1857v-2166c-315 147-593 249-929 339v1827h-2787v-1824c-336-86-612-185-928-330v2154h-1857v-3548c-245-281-430-540-616-863-124-215-217-402-313-629v5040h-2785z">
          <text:p/>
        </draw:path>
        <draw:polygon draw:style-name="gr3" draw:text-style-name="P1" draw:layer="layout" svg:width="1.859cm" svg:height="13.932cm" svg:x="25.259cm" svg:y="13.165cm" svg:viewBox="0 0 1860 13933" draw:points="0,0 1860,0 1860,13933 0,13933">
          <text:p/>
        </draw:polygon>
        <draw:polygon draw:style-name="gr3" draw:text-style-name="P1" draw:layer="layout" svg:width="25.073cm" svg:height="0.929cm" svg:x="3.901cm" svg:y="28.026cm" svg:viewBox="0 0 25074 930" draw:points="0,0 20430,0 25074,0 25074,930 0,930">
          <text:p/>
        </draw:polygon>
        <draw:polygon draw:style-name="gr3" draw:text-style-name="P1" draw:layer="layout" svg:width="30.643cm" svg:height="0.929cm" svg:x="1.115cm" svg:y="29.921cm" svg:viewBox="0 0 30644 930" draw:points="0,0 30644,0 30644,930 0,930">
          <text:p/>
        </draw:polygon>
        <draw:polygon draw:style-name="gr1" draw:text-style-name="P1" draw:layer="layout" svg:width="12.106cm" svg:height="12.108cm" svg:x="10.371cm" svg:y="13.876cm" svg:viewBox="0 0 12107 12109" draw:points="6053,12109 0,12109 0,0 12107,0 12107,12109">
          <text:p/>
        </draw:polygon>
        <draw:path draw:style-name="gr2" draw:text-style-name="P2" draw:layer="layout" svg:width="11.98cm" svg:height="11.982cm" svg:x="10.434cm" svg:y="13.939cm" svg:viewBox="0 0 11981 11983" svg:d="M5989 0c-3303 0-5989 2686-5989 5991 0 3303 2688 5992 5989 5992 3303 0 5992-2689 5992-5992 0-3305-2689-5991-5992-5991zM5989 929c2802 0 5063 2260 5063 5062s-2261 5063-5063 5063c-2800 0-5060-2261-5060-5063s2260-5062 5060-5062z">
          <text:p/>
        </draw:path>
        <draw:path draw:style-name="gr3" draw:text-style-name="P1" draw:layer="layout" svg:width="11.98cm" svg:height="11.982cm" svg:x="10.434cm" svg:y="13.939cm" svg:viewBox="0 0 11981 11983" svg:d="M5989 0c-3303 0-5989 2686-5989 5991 0 3303 2688 5992 5989 5992 3303 0 5992-2689 5992-5992 0-3305-2689-5991-5992-5991z">
          <text:p/>
        </draw:path>
        <draw:path draw:style-name="gr3" draw:text-style-name="P1" draw:layer="layout" svg:width="10.123cm" svg:height="10.125cm" svg:x="11.361cm" svg:y="14.868cm" svg:viewBox="0 0 10124 10126" svg:d="M5062 0c2800 0 5062 2260 5062 5062s-2262 5064-5062 5064c-2802 0-5062-2262-5062-5064s2260-5062 5062-5062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2.81cm" fo:page-height="3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3-30T19:35:36.450122935</dc:date>
    <meta:editing-duration>PT45S</meta:editing-duration>
    <meta:editing-cycles>1</meta:editing-cycles>
    <meta:document-statistic meta:object-count="15"/>
    <meta:generator>LibreOffice/6.0.6.2$Linux_X86_64 LibreOffice_project/00m0$Build-2</meta:generator>
  </office:meta>
</office:document-meta>
</file>